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Heading1">
      <style:text-properties officeooo:paragraph-rsid="0055ea5f"/>
    </style:style>
    <style:style style:name="P6" style:family="paragraph" style:parent-style-name="DocText">
      <style:text-properties officeooo:paragraph-rsid="0055ea5f"/>
    </style:style>
    <style:style style:name="P7" style:family="paragraph" style:parent-style-name="DocText" style:list-style-name="L2"/>
    <style:style style:name="P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40deb"/>
    </style:style>
    <style:style style:name="T4" style:family="text">
      <style:text-properties officeooo:rsid="0054e05d"/>
    </style:style>
    <style:style style:name="T5" style:family="text">
      <style:text-properties fo:font-style="italic" officeooo:rsid="00540deb" style:font-style-asian="italic" style:font-style-complex="italic"/>
    </style:style>
    <style:style style:name="T6" style:family="text">
      <style:text-properties officeooo:rsid="0055ea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8"><text:title>Why Text Files</text:title></text:p>
      <text:p text:style-name="DocText"><text:span text:style-name="T3">A major criticism of oFreq is that is does not nativ</text:span><text:span text:style-name="T4">el</text:span><text:span text:style-name="T3">y use a </text:span><text:span text:style-name="T6">graphical user interface (</text:span><text:span text:style-name="T3">GUI</text:span><text:span text:style-name="T6">)</text:span><text:span text:style-name="T3">. <text:s/>The subject of text file inter</text:span><text:span text:style-name="T4">f</text:span><text:span text:style-name="T3">aces was given careful consideration. <text:s/>There are several reasons why text file interfaces were used. <text:s/></text:span></text:p>
      <text:h text:style-name="P5" text:outline-level="1"><text:span text:style-name="T6">Easier for the Developers</text:span></text:h>
      <text:p text:style-name="DocText"><text:span text:style-name="T6">The primary reason for text file interfaces is that it helps the software developers. <text:s/>The text files p</text:span><text:span text:style-name="T3">rovide a neutral interface </text:span><text:span text:style-name="T6">medium </text:span><text:span text:style-name="T3">between </text:span><text:span text:style-name="T4">developers </text:span><text:span text:style-name="T3">with software engineering specialization and </text:span><text:span text:style-name="T4">developers </text:span><text:span text:style-name="T3">with marine engineering specialization.</text:span></text:p>
      <text:p text:style-name="DocText"><text:span text:style-name="T3">Many sections of oFreq require detailed knowledge of marine engineering and seakeeping mathematics. <text:s/>This is knowledge that most software engineers do not normally posses. <text:s/>On the other hand, most marine engineers are not competent enough with programming to handle coding a GUI interface. <text:s/>But the marine engineer </text:span><text:span text:style-name="T5">can </text:span><text:span text:style-name="T3">normally handle </text:span><text:span text:style-name="T6">the programming for </text:span><text:span text:style-name="T3">a text file interface. <text:s/>The text file interfaces provide a neutral format that is easily handled by people in both skill sets: <text:s/>marine engineering and software engineering.</text:span></text:p>
      <text:h text:style-name="P5" text:outline-level="1"><text:span text:style-name="T6">The GUI Will be Its Own Project</text:span></text:h>
      <text:p text:style-name="DocText"><text:span text:style-name="T3">The intent is always to provide a GUI for oFreq. <text:s/>However, this GUI will stand on its own and support the entire OpenSEA software suite. <text:s/></text:span><text:span text:style-name="T6">Such a large idea is a project all in its own right. <text:s/>First, we develop oFreq and make it functional. <text:s/>And then we shall shift our focus to the GUI and provide a nice user interface.</text:span></text:p>
      <text:h text:style-name="P5" text:outline-level="1"><text:span text:style-name="T6">Greater Flexibility for Users</text:span></text:h>
      <text:p text:style-name="P6"><text:span text:style-name="T6">oFreq attracts an advanced user base. <text:s/>These users quickly find ways to extend the code beyond its initial intent. <text:s/>The text file interface enhances that extensibility in several ways.</text:span></text:p>
      <text:list xml:id="list1749997572" text:style-name="L2">
        <text:list-item>
          <text:p text:style-name="P7"><text:span text:style-name="T3">Some advanced users (whole companies) may want to incorporate oFreq into their own calculation software. <text:s/>In that case, the user will create their own inter</text:span><text:span text:style-name="T6">f</text:span><text:span text:style-name="T3">ace. <text:s/>A text based interface allows users to develop third-party GUI's without re-coding and recompiling oFreq.</text:span></text:p>
        </text:list-item>
        <text:list-item>
          <text:p text:style-name="P7"><text:span text:style-name="T3">Many times users need to extract individual pieces of information from the outputs. <text:s/>The text file interface makes it very easy to extract information and paste into spreadsheet applications.</text:span></text:p>
        </text:list-item>
        <text:list-item>
          <text:p text:style-name="P7"><text:span text:style-name="T3">Users may log into remote computers to use this software. <text:s/>Advanced engineering software, such as OpenSEA, is often installed on power machines devoted exclusively for intense computations. <text:s/>Sometimes these remote connections lack </text:span><text:span text:style-name="T6">support for </text:span><text:span text:style-name="T3">a GUI interface. <text:s/>In that case, oFreq </text:span><text:span text:style-name="T6">still remains 100% functional through console interactions.</text:span></text:p>
        </text:list-item>
      </text:list>
      <text:h text:style-name="P5" text:outline-level="1"><text:soft-page-break/><text:span text:style-name="T6">Support for Future Batch Runs</text:span></text:h>
      <text:p text:style-name="DocText"><text:span text:style-name="T3">Eventually, </text:span><text:span text:style-name="T6">the </text:span><text:span text:style-name="T3">OpenSEA </text:span><text:span text:style-name="T6">suite </text:span><text:span text:style-name="T3">will include a batch program that </text:span><text:span text:style-name="T6">automatically generates new configurations for oFreq, runs the program, and processes the results. <text:s/>But this batch program is only a vague concept at the moment. <text:s/></text:span><text:span text:style-name="T3">A text interface leaves open the most options for that batch program.</text:span></text:p>
      <text:h text:style-name="P5" text:outline-level="1"><text:span text:style-name="T6">Conclusion</text:span></text:h>
      <text:p text:style-name="DocText"><text:span text:style-name="T3">For all of these reasons, the text interface is the way </text:span><text:span text:style-name="T6">we</text:span><text:span text:style-name="T3"> decided to go. <text:s/>It only makes sense because </text:span><text:span text:style-name="T6">we</text:span><text:span text:style-name="T3"> intend to eventual</text:span><text:span text:style-name="T6">l</text:span><text:span text:style-name="T3">y supplement </text:span><text:span text:style-name="T6">oFreq with</text:span><text:span text:style-name="T3"> a GUI interf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10.0001_why_text_file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10.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4:07:39</meta:creation-date>
    <meta:editing-cycles>4</meta:editing-cycles>
    <meta:editing-duration>PT10M15S</meta:editing-duration>
    <dc:description>Explanation for why oFreq uses text files.</dc:description>
    <dc:subject>U04-0010.0001</dc:subject>
    <dc:title>Why Text Files</dc:title>
    <dc:date>2014-04-21T14:21:05</dc:date>
    <meta:document-statistic meta:table-count="0" meta:image-count="0" meta:object-count="0" meta:page-count="2" meta:paragraph-count="20" meta:word-count="472" meta:character-count="3019" meta:non-whitespace-character-count="2539"/>
    <meta:user-defined meta:name="Info 1"/>
    <meta:user-defined meta:name="Info 2"/>
    <meta:user-defined meta:name="Info 3"/>
    <meta:user-defined meta:name="Info 4"/>
  </office:meta>
</office:document-meta>
</file>